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4.606cm" style:rel-column-width="15884*"/>
    </style:style>
    <style:style style:name="Tabella1.C" style:family="table-column">
      <style:table-column-properties style:column-width="2.09cm" style:rel-column-width="7209*"/>
    </style:style>
    <style:style style:name="Tabella1.D" style:family="table-column">
      <style:table-column-properties style:column-width="3.099cm" style:rel-column-width="10691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1.A6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#ffff00" fo:padding="0.097cm" fo:border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995cm"/>
    </style:style>
    <style:style style:name="Tabella1.12" style:family="table-row">
      <style:table-row-properties style:min-row-height="0.744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1864b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5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4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4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4"/>
          </table:table-cell>
          <table:table-cell table:style-name="Tabella1.A1" table:number-columns-spanned="3" office:value-type="string">
            <text:p text:style-name="P15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13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4"/>
          </table:table-cell>
          <table:table-cell table:style-name="Tabella1.A1" table:number-columns-spanned="3" office:value-type="string">
            <text:p text:style-name="P12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24"/>
          </table:table-cell>
          <table:table-cell table:style-name="Tabella1.A1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10">Prestazione</text:p>
          </table:table-cell>
          <table:covered-table-cell/>
          <table:table-cell table:style-name="Tabella1.A6" office:value-type="string">
            <text:p text:style-name="P11">Prezzo </text:p>
          </table:table-cell>
          <table:table-cell table:style-name="Tabella1.D6" office:value-type="string">
            <text:p text:style-name="P11">Note</text:p>
          </table:table-cell>
        </table:table-row>
        <table:table-row>
          <table:table-cell table:style-name="Tabella1.A12" table:number-columns-spanned="4" office:value-type="string">
            <text:p text:style-name="P18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7"><text:placeholder text:placeholder-type="text">&lt;pl.product_id.name&gt;</text:placeholder></text:p>
          </table:table-cell>
          <table:covered-table-cell/>
          <table:table-cell table:style-name="Tabella1.C8" office:value-type="string">
            <text:p text:style-name="P19"><text:placeholder text:placeholder-type="text">&lt;formatLang(pl.pricelist)&gt;</text:placeholder></text:p>
          </table:table-cell>
          <table:table-cell table:style-name="Tabella1.D8" office:value-type="string">
            <text:p text:style-name="P20"><text:placeholder text:placeholder-type="text">&lt;pl.note or ''&gt;</text:placeholder></text:p>
          </table:table-cell>
        </table:table-row>
        <table:table-row>
          <table:table-cell table:style-name="Tabella1.A12" table:number-columns-spanned="4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0">
          <table:table-cell table:style-name="Tabel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a1.D6" table:number-columns-spanned="4" office:value-type="string">
            <text:p text:style-name="P9">Termini e condizioni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4" office:value-type="string">
            <text:p text:style-name="P16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2"><text:placeholder text:placeholder-type="text">&lt;if test="o.pricelist_ids and o.id!=objects[-1].id"&gt;</text:placeholder></text:p>
      <text:p text:style-name="P6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0T17:14:46.735581867</dc:date>
    <meta:editing-duration>PT7H22M57S</meta:editing-duration>
    <meta:editing-cycles>124</meta:editing-cycles>
    <dc:creator>thebrush </dc:creator>
    <meta:document-statistic meta:table-count="1" meta:image-count="0" meta:object-count="0" meta:page-count="2" meta:paragraph-count="20" meta:word-count="44" meta:character-count="430" meta:non-whitespace-character-count="403"/>
  </office:meta>
</office:document-meta>
</file>